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LabGrotesque" svg:font-family="LabGrotesque, Helvetica, Arial, sans-serif"/>
    <style:font-face style:name="Lohit Devanagari1" svg:font-family="'Lohit Devanagari'"/>
    <style:font-face style:name="Merriweather" svg:font-family="Merriweather, Georgia, serif"/>
    <style:font-face style:name="Open Sans" svg:font-family="'Open Sans'"/>
    <style:font-face style:name="Proxima Nova" svg:font-family="'Proxima Nova'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6b62" officeooo:paragraph-rsid="001b6b62"/>
    </style:style>
    <style:style style:name="P2" style:family="paragraph" style:parent-style-name="Standard">
      <style:text-properties officeooo:rsid="00322cf7" officeooo:paragraph-rsid="00322cf7"/>
    </style:style>
    <style:style style:name="P3" style:family="paragraph" style:parent-style-name="Standard" style:list-style-name="L2">
      <style:text-properties officeooo:rsid="002fb758" officeooo:paragraph-rsid="004e4f38"/>
    </style:style>
    <style:style style:name="P4" style:family="paragraph" style:parent-style-name="Standard">
      <style:text-properties officeooo:rsid="002fb758" officeooo:paragraph-rsid="002fb758"/>
    </style:style>
    <style:style style:name="P5" style:family="paragraph" style:parent-style-name="Standard">
      <style:text-properties officeooo:rsid="002fb758" officeooo:paragraph-rsid="003601f9"/>
    </style:style>
    <style:style style:name="P6" style:family="paragraph" style:parent-style-name="Standard">
      <style:text-properties officeooo:rsid="002fb758" officeooo:paragraph-rsid="004e4f38"/>
    </style:style>
    <style:style style:name="P7" style:family="paragraph" style:parent-style-name="Standard" style:list-style-name="L20">
      <style:text-properties officeooo:rsid="002fb758" officeooo:paragraph-rsid="004e4f38"/>
    </style:style>
    <style:style style:name="P8" style:family="paragraph" style:parent-style-name="Standard" style:list-style-name="L27">
      <style:text-properties officeooo:rsid="002fb758" officeooo:paragraph-rsid="004e4f38"/>
    </style:style>
    <style:style style:name="P9" style:family="paragraph" style:parent-style-name="Standard">
      <style:text-properties officeooo:rsid="00322cf7" officeooo:paragraph-rsid="003601f9"/>
    </style:style>
    <style:style style:name="P10" style:family="paragraph" style:parent-style-name="Standard">
      <style:text-properties officeooo:rsid="00322cf7" officeooo:paragraph-rsid="004e4f38"/>
    </style:style>
    <style:style style:name="P11" style:family="paragraph" style:parent-style-name="Standard">
      <style:text-properties officeooo:rsid="00322cf7" officeooo:paragraph-rsid="003c5fc4"/>
    </style:style>
    <style:style style:name="P12" style:family="paragraph" style:parent-style-name="Standard" style:list-style-name="L12">
      <style:text-properties officeooo:rsid="00322cf7" officeooo:paragraph-rsid="004e4f38"/>
    </style:style>
    <style:style style:name="P13" style:family="paragraph" style:parent-style-name="Standard">
      <style:text-properties officeooo:rsid="001b6b62" officeooo:paragraph-rsid="001b6b62"/>
    </style:style>
    <style:style style:name="P14" style:family="paragraph" style:parent-style-name="Standard">
      <style:text-properties officeooo:rsid="001b6b62" officeooo:paragraph-rsid="004e4f38"/>
    </style:style>
    <style:style style:name="P15" style:family="paragraph" style:parent-style-name="Standard">
      <style:text-properties officeooo:rsid="003162fd" officeooo:paragraph-rsid="003601f9"/>
    </style:style>
    <style:style style:name="P16" style:family="paragraph" style:parent-style-name="Standard">
      <style:text-properties officeooo:rsid="003601f9" officeooo:paragraph-rsid="003601f9"/>
    </style:style>
    <style:style style:name="P17" style:family="paragraph" style:parent-style-name="Standard">
      <style:text-properties officeooo:rsid="003601f9" officeooo:paragraph-rsid="004e4f38"/>
    </style:style>
    <style:style style:name="P18" style:family="paragraph" style:parent-style-name="Standard" style:list-style-name="L11">
      <style:text-properties officeooo:rsid="003601f9" officeooo:paragraph-rsid="004e4f38"/>
    </style:style>
    <style:style style:name="P19" style:family="paragraph" style:parent-style-name="Standard" style:list-style-name="L19">
      <style:text-properties officeooo:rsid="003601f9" officeooo:paragraph-rsid="004e4f38"/>
    </style:style>
    <style:style style:name="P20" style:family="paragraph" style:parent-style-name="Standard" style:list-style-name="L26">
      <style:text-properties officeooo:rsid="003601f9" officeooo:paragraph-rsid="004e4f38"/>
    </style:style>
    <style:style style:name="P21" style:family="paragraph" style:parent-style-name="Standard">
      <style:text-properties fo:font-weight="bold" officeooo:rsid="003601f9" officeooo:paragraph-rsid="003601f9" style:font-weight-asian="bold" style:font-weight-complex="bold"/>
    </style:style>
    <style:style style:name="P22" style:family="paragraph" style:parent-style-name="Standard">
      <style:text-properties fo:font-weight="bold" officeooo:rsid="003601f9" officeooo:paragraph-rsid="004e4f38" style:font-weight-asian="bold" style:font-weight-complex="bold"/>
    </style:style>
    <style:style style:name="P23" style:family="paragraph" style:parent-style-name="Standard">
      <style:text-properties fo:font-weight="bold" officeooo:rsid="003162fd" officeooo:paragraph-rsid="004e4f38" style:font-weight-asian="bold" style:font-weight-complex="bold"/>
    </style:style>
    <style:style style:name="P24" style:family="paragraph" style:parent-style-name="Standard">
      <style:text-properties fo:font-weight="bold" officeooo:rsid="002fb758" officeooo:paragraph-rsid="004e4f3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b6b62" officeooo:paragraph-rsid="001b6b62" style:font-weight-asian="bold" style:font-weight-complex="bold"/>
    </style:style>
    <style:style style:name="P26" style:family="paragraph" style:parent-style-name="Standard">
      <style:text-properties fo:color="#0066b3" fo:font-weight="bold" officeooo:rsid="003601f9" officeooo:paragraph-rsid="003601f9" style:font-weight-asian="bold" style:font-weight-complex="bold"/>
    </style:style>
    <style:style style:name="P27" style:family="paragraph" style:parent-style-name="Standard">
      <style:text-properties fo:color="#0066b3" fo:font-weight="bold" officeooo:rsid="003601f9" officeooo:paragraph-rsid="004e4f38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a3238e" fo:font-weight="bold" officeooo:rsid="003952f9" officeooo:paragraph-rsid="003952f9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a3238e" fo:font-weight="bold" officeooo:rsid="003952f9" officeooo:paragraph-rsid="004e4f38" style:font-weight-asian="bold" style:font-weight-complex="bold"/>
    </style:style>
    <style:style style:name="P30" style:family="paragraph" style:parent-style-name="Standard">
      <style:text-properties officeooo:rsid="003a9aea" officeooo:paragraph-rsid="003a9aea"/>
    </style:style>
    <style:style style:name="P31" style:family="paragraph" style:parent-style-name="Standard" style:list-style-name="L10">
      <style:text-properties officeooo:rsid="003a9aea" officeooo:paragraph-rsid="003a9aea"/>
    </style:style>
    <style:style style:name="P32" style:family="paragraph" style:parent-style-name="Standard" style:list-style-name="L18">
      <style:text-properties officeooo:rsid="003a9aea" officeooo:paragraph-rsid="005a0329"/>
    </style:style>
    <style:style style:name="P33" style:family="paragraph" style:parent-style-name="Standard">
      <style:text-properties officeooo:rsid="003a9aea" officeooo:paragraph-rsid="005a0329"/>
    </style:style>
    <style:style style:name="P34" style:family="paragraph" style:parent-style-name="Standard" style:list-style-name="L10">
      <style:text-properties officeooo:rsid="003c5fc4" officeooo:paragraph-rsid="003c5fc4"/>
    </style:style>
    <style:style style:name="P35" style:family="paragraph" style:parent-style-name="Standard" style:list-style-name="L18">
      <style:text-properties officeooo:rsid="003c5fc4" officeooo:paragraph-rsid="005a0329"/>
    </style:style>
    <style:style style:name="P36" style:family="paragraph" style:parent-style-name="Standard" style:list-style-name="L10">
      <style:text-properties officeooo:rsid="003cd244" officeooo:paragraph-rsid="003cd244"/>
    </style:style>
    <style:style style:name="P37" style:family="paragraph" style:parent-style-name="Standard" style:list-style-name="L18">
      <style:text-properties officeooo:rsid="003cd244" officeooo:paragraph-rsid="005a0329"/>
    </style:style>
    <style:style style:name="P38" style:family="paragraph" style:parent-style-name="Standard" style:list-style-name="L2">
      <style:text-properties officeooo:rsid="003db9ab" officeooo:paragraph-rsid="0040e182"/>
    </style:style>
    <style:style style:name="P39" style:family="paragraph" style:parent-style-name="Standard" style:list-style-name="L7">
      <style:text-properties officeooo:rsid="003db9ab" officeooo:paragraph-rsid="004acb75"/>
    </style:style>
    <style:style style:name="P40" style:family="paragraph" style:parent-style-name="Standard" style:list-style-name="L1">
      <style:text-properties officeooo:rsid="003db9ab" officeooo:paragraph-rsid="004b752e"/>
    </style:style>
    <style:style style:name="P41" style:family="paragraph" style:parent-style-name="Standard" style:list-style-name="L8">
      <style:text-properties officeooo:rsid="003db9ab" officeooo:paragraph-rsid="004caa69"/>
    </style:style>
    <style:style style:name="P42" style:family="paragraph" style:parent-style-name="Standard" style:list-style-name="L2">
      <style:text-properties officeooo:rsid="003f0046" officeooo:paragraph-rsid="003f0046"/>
    </style:style>
    <style:style style:name="P43" style:family="paragraph" style:parent-style-name="Standard" style:list-style-name="L2">
      <style:text-properties officeooo:rsid="003f0046" officeooo:paragraph-rsid="0040e182"/>
    </style:style>
    <style:style style:name="P44" style:family="paragraph" style:parent-style-name="Standard" style:list-style-name="L2">
      <style:text-properties officeooo:rsid="003f0046" officeooo:paragraph-rsid="004e4f38"/>
    </style:style>
    <style:style style:name="P45" style:family="paragraph" style:parent-style-name="Standard" style:list-style-name="L4">
      <style:text-properties officeooo:rsid="003f0046" officeooo:paragraph-rsid="0041af68"/>
    </style:style>
    <style:style style:name="P46" style:family="paragraph" style:parent-style-name="Standard" style:list-style-name="L5">
      <style:text-properties officeooo:rsid="003f0046" officeooo:paragraph-rsid="004391b8"/>
    </style:style>
    <style:style style:name="P47" style:family="paragraph" style:parent-style-name="Standard" style:list-style-name="L5">
      <style:text-properties officeooo:rsid="003f0046" officeooo:paragraph-rsid="00452d4b"/>
    </style:style>
    <style:style style:name="P48" style:family="paragraph" style:parent-style-name="Standard" style:list-style-name="L3">
      <style:text-properties officeooo:rsid="003f0046" officeooo:paragraph-rsid="00470146"/>
    </style:style>
    <style:style style:name="P49" style:family="paragraph" style:parent-style-name="Standard" style:list-style-name="L7">
      <style:text-properties officeooo:rsid="003f0046" officeooo:paragraph-rsid="004acb75"/>
    </style:style>
    <style:style style:name="P50" style:family="paragraph" style:parent-style-name="Standard" style:list-style-name="L1">
      <style:text-properties officeooo:rsid="003f0046" officeooo:paragraph-rsid="004b752e"/>
    </style:style>
    <style:style style:name="P51" style:family="paragraph" style:parent-style-name="Standard" style:list-style-name="L8">
      <style:text-properties officeooo:rsid="003f0046" officeooo:paragraph-rsid="004caa69"/>
    </style:style>
    <style:style style:name="P52" style:family="paragraph" style:parent-style-name="Standard" style:list-style-name="L9">
      <style:text-properties officeooo:rsid="003f0046" officeooo:paragraph-rsid="004caa69"/>
    </style:style>
    <style:style style:name="P53" style:family="paragraph" style:parent-style-name="Standard" style:list-style-name="L19">
      <style:text-properties officeooo:rsid="003f0046" officeooo:paragraph-rsid="004e4f38"/>
    </style:style>
    <style:style style:name="P54" style:family="paragraph" style:parent-style-name="Standard" style:list-style-name="L24">
      <style:text-properties officeooo:rsid="003f0046" officeooo:paragraph-rsid="004e4f38"/>
    </style:style>
    <style:style style:name="P55" style:family="paragraph" style:parent-style-name="Standard" style:list-style-name="L26">
      <style:text-properties officeooo:rsid="003f0046" officeooo:paragraph-rsid="004e4f38"/>
    </style:style>
    <style:style style:name="P56" style:family="paragraph" style:parent-style-name="Standard" style:list-style-name="L31">
      <style:text-properties officeooo:rsid="003f0046" officeooo:paragraph-rsid="004e4f38"/>
    </style:style>
    <style:style style:name="P57" style:family="paragraph" style:parent-style-name="Standard" style:list-style-name="L4">
      <style:text-properties officeooo:rsid="0041af68" officeooo:paragraph-rsid="0041af68"/>
    </style:style>
    <style:style style:name="P58" style:family="paragraph" style:parent-style-name="Standard" style:list-style-name="L5">
      <style:text-properties officeooo:rsid="004391b8" officeooo:paragraph-rsid="004391b8"/>
    </style:style>
    <style:style style:name="P59" style:family="paragraph" style:parent-style-name="Standard" style:list-style-name="L2">
      <style:text-properties officeooo:rsid="004391b8" officeooo:paragraph-rsid="004391b8"/>
    </style:style>
    <style:style style:name="P60" style:family="paragraph" style:parent-style-name="Standard" style:list-style-name="L4">
      <style:text-properties officeooo:rsid="004391b8" officeooo:paragraph-rsid="004391b8"/>
    </style:style>
    <style:style style:name="P61" style:family="paragraph" style:parent-style-name="Standard" style:list-style-name="L1">
      <style:text-properties officeooo:rsid="004391b8" officeooo:paragraph-rsid="004b752e"/>
    </style:style>
    <style:style style:name="P62" style:family="paragraph" style:parent-style-name="Standard" style:list-style-name="L8">
      <style:text-properties officeooo:rsid="004391b8" officeooo:paragraph-rsid="004caa69"/>
    </style:style>
    <style:style style:name="P63" style:family="paragraph" style:parent-style-name="Standard" style:list-style-name="L9">
      <style:text-properties officeooo:rsid="004391b8" officeooo:paragraph-rsid="004caa69"/>
    </style:style>
    <style:style style:name="P64" style:family="paragraph" style:parent-style-name="Standard" style:list-style-name="L15">
      <style:text-properties officeooo:rsid="004391b8" officeooo:paragraph-rsid="004e4f38"/>
    </style:style>
    <style:style style:name="P65" style:family="paragraph" style:parent-style-name="Standard" style:list-style-name="L20">
      <style:text-properties officeooo:rsid="004391b8" officeooo:paragraph-rsid="004e4f38"/>
    </style:style>
    <style:style style:name="P66" style:family="paragraph" style:parent-style-name="Standard" style:list-style-name="L23">
      <style:text-properties officeooo:rsid="004391b8" officeooo:paragraph-rsid="004e4f38"/>
    </style:style>
    <style:style style:name="P67" style:family="paragraph" style:parent-style-name="Standard" style:list-style-name="L27">
      <style:text-properties officeooo:rsid="004391b8" officeooo:paragraph-rsid="004e4f38"/>
    </style:style>
    <style:style style:name="P68" style:family="paragraph" style:parent-style-name="Standard" style:list-style-name="L30">
      <style:text-properties officeooo:rsid="004391b8" officeooo:paragraph-rsid="004e4f38"/>
    </style:style>
    <style:style style:name="P69" style:family="paragraph" style:parent-style-name="Standard" style:list-style-name="L3">
      <style:text-properties officeooo:rsid="00470146" officeooo:paragraph-rsid="00470146"/>
    </style:style>
    <style:style style:name="P70" style:family="paragraph" style:parent-style-name="Standard" style:list-style-name="L3">
      <style:text-properties officeooo:rsid="00489b50" officeooo:paragraph-rsid="00489b50"/>
    </style:style>
    <style:style style:name="P71" style:family="paragraph" style:parent-style-name="Standard" style:list-style-name="L3">
      <style:text-properties officeooo:rsid="0049dc74" officeooo:paragraph-rsid="0049dc74"/>
    </style:style>
    <style:style style:name="P72" style:family="paragraph" style:parent-style-name="Standard" style:list-style-name="L1">
      <style:text-properties officeooo:rsid="0049dc74" officeooo:paragraph-rsid="004b752e"/>
    </style:style>
    <style:style style:name="P73" style:family="paragraph" style:parent-style-name="Standard" style:list-style-name="L21">
      <style:text-properties officeooo:rsid="0049dc74" officeooo:paragraph-rsid="004e4f38"/>
    </style:style>
    <style:style style:name="P74" style:family="paragraph" style:parent-style-name="Standard" style:list-style-name="L28">
      <style:text-properties officeooo:rsid="0049dc74" officeooo:paragraph-rsid="004e4f38"/>
    </style:style>
    <style:style style:name="P75" style:family="paragraph" style:parent-style-name="Standard" style:list-style-name="L7">
      <style:text-properties officeooo:rsid="004acb75" officeooo:paragraph-rsid="004acb75"/>
    </style:style>
    <style:style style:name="P76" style:family="paragraph" style:parent-style-name="Standard" style:list-style-name="L22">
      <style:text-properties officeooo:rsid="004acb75" officeooo:paragraph-rsid="004e4f38"/>
    </style:style>
    <style:style style:name="P77" style:family="paragraph" style:parent-style-name="Standard" style:list-style-name="L29">
      <style:text-properties officeooo:rsid="004acb75" officeooo:paragraph-rsid="004e4f38"/>
    </style:style>
    <style:style style:name="P78" style:family="paragraph" style:parent-style-name="Standard" style:list-style-name="L1">
      <style:text-properties officeooo:rsid="004b752e" officeooo:paragraph-rsid="004b752e"/>
    </style:style>
    <style:style style:name="P79" style:family="paragraph" style:parent-style-name="Standard" style:list-style-name="L8">
      <style:text-properties officeooo:rsid="004b752e" officeooo:paragraph-rsid="004caa69"/>
    </style:style>
    <style:style style:name="P80" style:family="paragraph" style:parent-style-name="Standard" style:list-style-name="L9">
      <style:text-properties officeooo:rsid="004b752e" officeooo:paragraph-rsid="004caa69"/>
    </style:style>
    <style:style style:name="P81" style:family="paragraph" style:parent-style-name="Standard" style:list-style-name="L23">
      <style:text-properties officeooo:rsid="004b752e" officeooo:paragraph-rsid="004e4f38"/>
    </style:style>
    <style:style style:name="P82" style:family="paragraph" style:parent-style-name="Standard" style:list-style-name="L30">
      <style:text-properties officeooo:rsid="004b752e" officeooo:paragraph-rsid="004e4f38"/>
    </style:style>
    <style:style style:name="P83" style:family="paragraph" style:parent-style-name="Standard" style:list-style-name="L8">
      <style:text-properties officeooo:rsid="004caa69" officeooo:paragraph-rsid="004caa69"/>
    </style:style>
    <style:style style:name="P84" style:family="paragraph" style:parent-style-name="Standard" style:list-style-name="L9">
      <style:text-properties officeooo:rsid="004caa69" officeooo:paragraph-rsid="004caa69"/>
    </style:style>
    <style:style style:name="P85" style:family="paragraph" style:parent-style-name="Standard" style:list-style-name="L25">
      <style:text-properties officeooo:rsid="004caa69" officeooo:paragraph-rsid="004e4f38"/>
    </style:style>
    <style:style style:name="P86" style:family="paragraph" style:parent-style-name="Standard" style:list-style-name="L32">
      <style:text-properties officeooo:rsid="004caa69" officeooo:paragraph-rsid="004e4f38"/>
    </style:style>
    <style:style style:name="P87" style:family="paragraph" style:parent-style-name="Standard" style:list-style-name="L17">
      <style:text-properties officeooo:rsid="004fc41e" officeooo:paragraph-rsid="004fc41e"/>
    </style:style>
    <style:style style:name="P88" style:family="paragraph" style:parent-style-name="Standard" style:list-style-name="L16">
      <style:text-properties officeooo:rsid="004fc41e" officeooo:paragraph-rsid="0050eb51"/>
    </style:style>
    <style:style style:name="P89" style:family="paragraph" style:parent-style-name="Standard" style:list-style-name="L15">
      <style:text-properties officeooo:rsid="004fc41e" officeooo:paragraph-rsid="0051847a"/>
    </style:style>
    <style:style style:name="P90" style:family="paragraph" style:parent-style-name="Standard" style:list-style-name="L11">
      <style:text-properties officeooo:rsid="004fc41e" officeooo:paragraph-rsid="00534fcb"/>
    </style:style>
    <style:style style:name="P91" style:family="paragraph" style:parent-style-name="Standard">
      <style:text-properties officeooo:rsid="0050be9d" officeooo:paragraph-rsid="001b6b62"/>
    </style:style>
    <style:style style:name="P92" style:family="paragraph" style:parent-style-name="Standard" style:list-style-name="L16">
      <style:text-properties officeooo:rsid="0050eb51" officeooo:paragraph-rsid="0050eb51"/>
    </style:style>
    <style:style style:name="P93" style:family="paragraph" style:parent-style-name="Standard" style:list-style-name="L15">
      <style:text-properties officeooo:rsid="0050eb51" officeooo:paragraph-rsid="0051847a"/>
    </style:style>
    <style:style style:name="P94" style:family="paragraph" style:parent-style-name="Standard" style:list-style-name="L15">
      <style:text-properties officeooo:rsid="0051847a" officeooo:paragraph-rsid="0051847a"/>
    </style:style>
    <style:style style:name="P95" style:family="paragraph" style:parent-style-name="Standard" style:list-style-name="L14">
      <style:text-properties officeooo:rsid="005235c6" officeooo:paragraph-rsid="005235c6"/>
    </style:style>
    <style:style style:name="P96" style:family="paragraph" style:parent-style-name="Standard" style:list-style-name="L12">
      <style:text-properties officeooo:rsid="005235c6" officeooo:paragraph-rsid="0052cc8e"/>
    </style:style>
    <style:style style:name="P97" style:family="paragraph" style:parent-style-name="Standard" style:list-style-name="L14">
      <style:text-properties officeooo:rsid="00529f52" officeooo:paragraph-rsid="00529f52"/>
    </style:style>
    <style:style style:name="P98" style:family="paragraph" style:parent-style-name="Standard" style:list-style-name="L12">
      <style:text-properties officeooo:rsid="0052cc8e" officeooo:paragraph-rsid="0052cc8e"/>
    </style:style>
    <style:style style:name="P99" style:family="paragraph" style:parent-style-name="Standard" style:list-style-name="L11">
      <style:text-properties officeooo:rsid="00534fcb" officeooo:paragraph-rsid="00534fcb"/>
    </style:style>
    <style:style style:name="P100" style:family="paragraph" style:parent-style-name="Standard" style:list-style-name="L2">
      <style:text-properties officeooo:rsid="00551c37" officeooo:paragraph-rsid="00551c37"/>
    </style:style>
    <style:style style:name="P101" style:family="paragraph" style:parent-style-name="Standard" style:list-style-name="L2">
      <style:text-properties officeooo:rsid="00572cd9" officeooo:paragraph-rsid="00572cd9"/>
    </style:style>
    <style:style style:name="P102" style:family="paragraph" style:parent-style-name="Standard" style:list-style-name="L2">
      <style:text-properties officeooo:rsid="0058e294" officeooo:paragraph-rsid="0058e294"/>
    </style:style>
    <style:style style:name="P103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38bc4" officeooo:paragraph-rsid="001b6b62"/>
    </style:style>
    <style:style style:name="P104" style:family="paragraph" style:parent-style-name="Standard">
      <style:text-properties officeooo:rsid="005a0329" officeooo:paragraph-rsid="005a0329"/>
    </style:style>
    <style:style style:name="P105" style:family="paragraph" style:parent-style-name="Standard" style:list-style-name="L33">
      <style:text-properties officeooo:paragraph-rsid="005af86f"/>
    </style:style>
    <style:style style:name="P106" style:family="paragraph" style:parent-style-name="Standard" style:list-style-name="L33">
      <style:text-properties officeooo:rsid="005af86f" officeooo:paragraph-rsid="005af86f"/>
    </style:style>
    <style:style style:name="P107" style:family="paragraph" style:parent-style-name="Standard" style:list-style-name="L18">
      <style:text-properties officeooo:rsid="005af86f" officeooo:paragraph-rsid="005af86f"/>
    </style:style>
    <style:style style:name="T1" style:family="text">
      <style:text-properties officeooo:rsid="001b6b62"/>
    </style:style>
    <style:style style:name="T2" style:family="text">
      <style:text-properties officeooo:rsid="003f00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0e182"/>
    </style:style>
    <style:style style:name="T5" style:family="text">
      <style:text-properties officeooo:rsid="0041af68"/>
    </style:style>
    <style:style style:name="T6" style:family="text">
      <style:text-properties officeooo:rsid="00452d4b"/>
    </style:style>
    <style:style style:name="T7" style:family="text">
      <style:text-properties officeooo:rsid="00470146"/>
    </style:style>
    <style:style style:name="T8" style:family="text">
      <style:text-properties officeooo:rsid="004b752e"/>
    </style:style>
    <style:style style:name="T9" style:family="text">
      <style:text-properties officeooo:rsid="004caa69"/>
    </style:style>
    <style:style style:name="T10" style:family="text">
      <style:text-properties officeooo:rsid="004e4f38"/>
    </style:style>
    <style:style style:name="T11" style:family="text">
      <style:text-properties officeooo:rsid="0050eb51"/>
    </style:style>
    <style:style style:name="T12" style:family="text">
      <style:text-properties officeooo:rsid="0051847a"/>
    </style:style>
    <style:style style:name="T13" style:family="text">
      <style:text-properties officeooo:rsid="00534fcb"/>
    </style:style>
    <style:style style:name="T14" style:family="text">
      <style:text-properties officeooo:rsid="005a0329"/>
    </style:style>
    <style:style style:name="T15" style:family="text">
      <style:text-properties officeooo:rsid="005af8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4">Anotaciones</text:span> sobre las tareas</text:p>
      <text:p text:style-name="P1"/>
      <text:p text:style-name="P104">Generales:</text:p>
      <text:p text:style-name="P104"/>
      <text:list xml:id="list2057749708" text:style-name="L33">
        <text:list-item>
          <text:p text:style-name="P105"><text:span text:style-name="T1">El nombre de los archivos debe ser significativo. Vamos a usar primero el nombre y luego una palabra o dos que identifiquen a esa tarea, siempre con guión de piso, nunca espacios vacíos. P. ej: Juan_juego_vida.ipynb</text:span></text:p>
        </text:list-item>
        <text:list-item>
          <text:p text:style-name="P105"><text:span text:style-name="T15">Más adelante, cuando el código necesite leer archivos por ejemplo, y la tarea incluya varios archivos, envían una carpeta (con las mismas reglas de nombre) comprimida, de modo que la tarea esté autocontenida, yo la pueda correr y python encuentre localmente los archivos necesarios</text:span></text:p>
        </text:list-item>
        <text:list-item>
          <text:p text:style-name="P105"><text:span text:style-name="T15">También en ese caso cuando sean varios archivos, agregar un archivo readme explicando qué viene en la entrega</text:span></text:p>
        </text:list-item>
        <text:list-item>
          <text:p text:style-name="P105"><text:span text:style-name="T15">Sin embargo, si envían un solo archivo no hay necesidad de comprimirlo</text:span></text:p>
        </text:list-item>
        <text:list-item>
          <text:p text:style-name="P106">Porfa en el Slack no solo manden el archivo, contextualicen con un mensaje cortito: profesor estoy enviando la tarea tal y tal, para que yo pueda ubicar toda la info rápidamente</text:p>
        </text:list-item>
      </text:list>
      <text:p text:style-name="P1"/>
      <text:p text:style-name="P33"><text:span text:style-name="T14">Algunos criterios generales (lista incompleta)</text:span>:</text:p>
      <text:p text:style-name="P33"/>
      <text:list xml:id="list1300773414" text:style-name="L18">
        <text:list-item>
          <text:p text:style-name="P32">Orden en la introducción de los conceptos – <text:span text:style-name="T2">uso del lenguaje</text:span></text:p>
        </text:list-item>
        <text:list-item>
          <text:p text:style-name="P107">Contextualizar la situación, apuntar referencias, describir el problema y la estrategia de solución</text:p>
        </text:list-item>
        <text:list-item>
          <text:p text:style-name="P32">Orden en la presentación, uso de markdown </text:p>
        </text:list-item>
        <text:list-item>
          <text:p text:style-name="P32">código comentado</text:p>
        </text:list-item>
        <text:list-item>
          <text:p text:style-name="P32">uso modular, ordenado de las celdas</text:p>
        </text:list-item>
        <text:list-item>
          <text:p text:style-name="P32">uso de funciones <text:span text:style-name="T15">para dividir el código en tareas pequeñas según la lógica</text:span></text:p>
        </text:list-item>
        <text:list-item>
          <text:p text:style-name="P32">buen nombre a las variables</text:p>
        </text:list-item>
        <text:list-item>
          <text:p text:style-name="P32">gráficos eficientes y claros, autocontenidos (no barrocos)</text:p>
        </text:list-item>
        <text:list-item>
          <text:p text:style-name="P35">Exploración del problema variando parámetros numéricos</text:p>
        </text:list-item>
        <text:list-item>
          <text:p text:style-name="P35">Adiciones al problema (profundizar)</text:p>
        </text:list-item>
        <text:list-item>
          <text:p text:style-name="P35">Análisis y discusión de los resultados</text:p>
        </text:list-item>
        <text:list-item>
          <text:p text:style-name="P37">Cumplimiento en la fecha de entrega</text:p>
        </text:list-item>
      </text:list>
      <text:p text:style-name="P1"/>
      <text:p text:style-name="P91"/>
      <text:p text:style-name="P1"/>
      <text:p text:style-name="P28">TAREA #1 – MODELOS SIR</text:p>
      <text:p text:style-name="P5"/>
      <text:p text:style-name="P15"><text:span text:style-name="T3">Carlos:</text:span></text:p>
      <text:list xml:id="list279575523" text:style-name="L2">
        <text:list-item>
          <text:p text:style-name="P43">Ese modelo SIDRM, es propuesta suya o es de uso común? En el segundo caso habría que citar de dónde salió, y en ambos explicarlo un poquito mejor en palabras</text:p>
        </text:list-item>
        <text:list-item>
          <text:p text:style-name="P38"><text:span text:style-name="T4">Idealmente </text:span>citar <text:span text:style-name="T4">alguna referencia, para ubicar al lector y despejar cualquier duda si se está presentando trabajo original o una exploración de trabajo existente</text:span></text:p>
        </text:list-item>
        <text:list-item>
          <text:p text:style-name="P42">Definir al comienzo qu<text:span text:style-name="T8">é</text:span> es S, R, etc… de modo que uno vuelva a abrir esto en 2 años y entienda</text:p>
        </text:list-item>
        <text:list-item>
          <text:p text:style-name="P42">Por el mismo motivo, explicar mínimamente los modelos</text:p>
        </text:list-item>
        <text:list-item>
          <text:p text:style-name="P42">Las líneas de comentarios hay que ponerlas entre las de código, no a lo largo, se recomienda que cada línea no supere los 80 caracteres</text:p>
        </text:list-item>
        <text:list-item>
          <text:p text:style-name="P42">Faltan más comentarios, <text:span text:style-name="T3">muchos</text:span> más, sobre el objetivo y significado de las variables, operaciones, etc</text:p>
        </text:list-item>
        <text:list-item>
          <text:p text:style-name="P42"><text:soft-page-break/>Y los indispensables sobre el significado y tipo de las variables de entrada y salida a cada función</text:p>
        </text:list-item>
        <text:list-item>
          <text:p text:style-name="P42">Bien la separación de la función que grafica de la función principal</text:p>
        </text:list-item>
        <text:list-item>
          <text:p text:style-name="P42">Está organizado y bien presentado, bueno uso de markdown</text:p>
        </text:list-item>
        <text:list-item>
          <text:p text:style-name="P59">el código está organizado, es legible y bien separado en bloques</text:p>
        </text:list-item>
        <text:list-item>
          <text:p text:style-name="P59">Los gráficos son correctos pero se pueden mejorar bastante; mucha línea gruesa y faltan informaciones importantes: en el mismo gráfico se pueden indicar, gamma, beta, etc</text:p>
        </text:list-item>
        <text:list-item>
          <text:p text:style-name="P42">Me gusta el primer y segundo experimentos, recomendaría mostrar más grande la descripción al inicio para que le lector vaya por un tobogán sin tener que buscar en la letra pequeña</text:p>
        </text:list-item>
        <text:list-item>
          <text:p text:style-name="P42">Uy, quedó truncado el texto en la explicación final =/</text:p>
        </text:list-item>
        <text:list-item>
          <text:p text:style-name="P42">Faltó el experimento numérico, de garantizar que las derivadas están siendo correctamente calculadas con ese paso delta_t</text:p>
        </text:list-item>
      </text:list>
      <text:p text:style-name="P5"/>
      <text:p text:style-name="P26">Gustavo</text:p>
      <text:list xml:id="list3943192482" text:style-name="L4">
        <text:list-item>
          <text:p text:style-name="P57">Mejorar el uso de markdown, con títulos, negrita, etc. El texto es plano</text:p>
        </text:list-item>
        <text:list-item>
          <text:p text:style-name="P57">Separa el código en bloques lógicos, así si hay un error es más fácil de rastrear y corregir, y el código es más legible</text:p>
        </text:list-item>
        <text:list-item>
          <text:p text:style-name="P57">Tiene una buena cantidad de comentarios para entender</text:p>
        </text:list-item>
        <text:list-item>
          <text:p text:style-name="P57">Falta explorar mucho más los resultados</text:p>
        </text:list-item>
        <text:list-item>
          <text:p text:style-name="P45">Faltó el experimento numérico, de garantizar que las derivadas están siendo correctamente calculadas con ese paso delta_t</text:p>
        </text:list-item>
        <text:list-item>
          <text:p text:style-name="P45"><text:span text:style-name="T4">Idealmente citar alguna referencia, para ubicar al lector y despejar cualquier duda si se está presentando trabajo original o una exploración de trabajo existente</text:span></text:p>
        </text:list-item>
        <text:list-item>
          <text:p text:style-name="P60">Los gráficos son correctos pero se pueden mejorar bastante; mucha línea gruesa y faltan informaciones importantes: en el mismo gráfico se pueden indicar, gamma, beta, etc</text:p>
          <text:p text:style-name="P45"/>
        </text:list-item>
      </text:list>
      <text:p text:style-name="P16"/>
      <text:p text:style-name="P21">Jesus</text:p>
      <text:list xml:id="list3733292063" text:style-name="L5">
        <text:list-item>
          <text:p text:style-name="P58">Faltó definir I, S, M, etc. <text:span text:style-name="T2">de modo que uno vuelva a abrir esto en 2 años y entienda</text:span></text:p>
        </text:list-item>
        <text:list-item>
          <text:p text:style-name="P46"><text:span text:style-name="T4">Idealmente citar alguna referencia, para ubicar al lector y despejar cualquier duda si se está presentando trabajo original o una exploración de trabajo existente</text:span></text:p>
        </text:list-item>
        <text:list-item>
          <text:p text:style-name="P58">el código está organizado, es legible, compacto y bien separado en bloques</text:p>
        </text:list-item>
        <text:list-item>
          <text:p text:style-name="P58">Faltan más comentarios <text:span text:style-name="T2">sobre el objetivo y significado de las variables, </text:span>el por qué de las<text:span text:style-name="T2"> operaciones, etc.</text:span></text:p>
        </text:list-item>
        <text:list-item>
          <text:p text:style-name="P58">Muy bien por los gráficos, agradables, fácioes de seguir y muy informativos</text:p>
        </text:list-item>
        <text:list-item>
          <text:p text:style-name="P58">No hay exploración/discusión de los resultados??</text:p>
        </text:list-item>
        <text:list-item>
          <text:p text:style-name="P46">Faltó el experimento numérico, de garantizar que las derivadas están siendo correctamente calculadas con ese paso delta_t</text:p>
        </text:list-item>
        <text:list-item>
          <text:p text:style-name="P47">Está organizado y bien presentado, <text:span text:style-name="T6">pero no puedo evaluar el </text:span>uso de markdown <text:span text:style-name="T6">por que prácticamente no hay texto, solo el código y los gráficos, pilas, a la sustancia siempre hay que sacarle el jugo en análisis final, si no se pierde</text:span></text:p>
        </text:list-item>
      </text:list>
      <text:p text:style-name="P5"/>
      <text:p text:style-name="P9">Jorge:</text:p>
      <text:list xml:id="list3322268874" text:style-name="L3">
        <text:list-item>
          <text:p text:style-name="P69">Buen uso de markdown, e<text:span text:style-name="T2">stá organizado y bien presentado</text:span></text:p>
        </text:list-item>
        <text:list-item>
          <text:p text:style-name="P69">Los bloques de código si hay que separarlos, <text:span text:style-name="T5">así si hay un error es más fácil de rastrear y corregir, y el código es más legible</text:span></text:p>
        </text:list-item>
        <text:list-item>
          <text:p text:style-name="P48">Faltan más comentarios, <text:span text:style-name="T3">muchos</text:span> más, <text:span text:style-name="T7">tanto </text:span>sobre el objetivo y significado de las variables, operaciones, etc, <text:span text:style-name="T7">como de las variables de entrada y salida a cada una de las funciones</text:span></text:p>
        </text:list-item>
        <text:list-item>
          <text:p text:style-name="P48"><text:soft-page-break/><text:span text:style-name="T7">La idea es</text:span> que uno vuelva a abrir esto en 2 años y entienda <text:span text:style-name="T7">sin tener que ponerse a armar un rompecabezas</text:span></text:p>
        </text:list-item>
        <text:list-item>
          <text:p text:style-name="P70">Bien por los gráficos explorando los efectos en la variación del paso, pero sin descripción del experimento ni discusión de los resultados quedamos en blanco</text:p>
        </text:list-item>
        <text:list-item>
          <text:p text:style-name="P71">Lo mismo aplica para los siguientes, pero en cuanto a los gráficos está bien</text:p>
        </text:list-item>
        <text:list-item>
          <text:p text:style-name="P71">OJO, <text:span text:style-name="T6">a la sustancia siempre hay que sacarle el jugo en análisis final, si no se pierde</text:span></text:p>
        </text:list-item>
      </text:list>
      <text:p text:style-name="P16"/>
      <text:p text:style-name="P21">Juan Manuel:</text:p>
      <text:list xml:id="list1820626892" text:style-name="L7">
        <text:list-item>
          <text:p text:style-name="P39"><text:span text:style-name="T4">Idealmente </text:span>citar <text:span text:style-name="T4">alguna referencia, para ubicar al lector y despejar cualquier duda si se está presentando trabajo original o una exploración de trabajo existente</text:span></text:p>
        </text:list-item>
        <text:list-item>
          <text:p text:style-name="P75">El uso de markdown está OK, se puede mejorar, con títulos para identificar los distintos experimentos, por ejemplo</text:p>
        </text:list-item>
        <text:list-item>
          <text:p text:style-name="P49">Faltan más comentarios, <text:span text:style-name="T7">tanto </text:span>sobre el objetivo y significado de las variables, operaciones, etc, <text:span text:style-name="T7">como de las variables de entrada y salida a cada una de las funciones</text:span></text:p>
        </text:list-item>
        <text:list-item>
          <text:p text:style-name="P75">Se recomienda que las líneas no superen los 80 caracteres</text:p>
        </text:list-item>
        <text:list-item>
          <text:p text:style-name="P75">Bien por el experimento sobre el efecto del dt y por comentar los resultados obtenidos, solo falto describirlo apropiadamente al inicio</text:p>
        </text:list-item>
        <text:list-item>
          <text:p text:style-name="P75">En los gráficos, si pone dos líneas de cada una se arma un sancoho. Se puede diferenciar entre las dos azules haciendo una más delgadita, o con transparencia, o usando en una línea contínua y en la otra línea a trazos. Entre las categorías el color ya las diferenciaba, así se desperdició el recurso de distintos tipos de línea, que hizo falta después</text:p>
        </text:list-item>
        <text:list-item>
          <text:p text:style-name="P75">Bien por comentar los resultados, eso es fundamental, sin eso se pierde lo demás</text:p>
        </text:list-item>
        <text:list-item>
          <text:p text:style-name="P75">El código es sencillo, legible, y está bien dividido en bloques</text:p>
        </text:list-item>
      </text:list>
      <text:p text:style-name="P4"/>
      <text:p text:style-name="P4"><text:span text:style-name="T3">Mateo:</text:span></text:p>
      <text:list xml:id="list2137386996" text:style-name="L1">
        <text:list-item>
          <text:p text:style-name="P61"><text:span text:style-name="T8">¡No hay contexto inicial! </text:span>Faltó definir I, S, M, etc. <text:span text:style-name="T2">de modo que uno vuelva a abrir esto en 2 años y entienda. Así como está esta tarea se la va a llevar el viento en cuestión de meses.</text:span></text:p>
        </text:list-item>
        <text:list-item>
          <text:p text:style-name="P78">La presentación está <text:span text:style-name="T9">mínimamente bien</text:span>, pero se puede mejorar bastante haciendo más uso de markdown, para introducir los experimentos con títulos, por ejemplo</text:p>
        </text:list-item>
        <text:list-item>
          <text:p text:style-name="P40"><text:span text:style-name="T4">Idealmente </text:span>citar <text:span text:style-name="T4">alguna referencia, para ubicar al lector y despejar cualquier duda si se está presentando trabajo original o una exploración de trabajo existente</text:span></text:p>
        </text:list-item>
        <text:list-item>
          <text:p text:style-name="P78">Hay que separar los bloques de código en módulos, <text:span text:style-name="T5">así si hay un error es más fácil de rastrear y corregir, y el código es más legible</text:span></text:p>
        </text:list-item>
        <text:list-item>
          <text:p text:style-name="P50">Faltan más comentarios, <text:span text:style-name="T7">tanto </text:span>sobre el objetivo y significado de las variables, operaciones, etc, <text:span text:style-name="T7">como de las variables de entrada y salida a cada una de las funciones</text:span></text:p>
        </text:list-item>
        <text:list-item>
          <text:p text:style-name="P50">Faltó el experimento numérico, de garantizar que las derivadas están siendo correctamente calculadas con ese paso delta_t</text:p>
        </text:list-item>
        <text:list-item>
          <text:p text:style-name="P78">Se introduce la idea de cada experimento pero no hay ninguna discusión de los resultados+</text:p>
        </text:list-item>
        <text:list-item>
          <text:p text:style-name="P72">OJO, <text:span text:style-name="T6">a la sustancia siempre hay que sacarle el jugo en análisis final, si no se pierde</text:span></text:p>
        </text:list-item>
        <text:list-item>
          <text:p text:style-name="P61">Los gráficos son <text:span text:style-name="T9">aceptables </text:span>pero <text:span text:style-name="T9">hay que </text:span>mejorar bastante; mucha línea gruesa y faltan informaciones importantes: en el mismo gráfico se pueden indicar, gamma, beta, etc, <text:span text:style-name="T8">los ejes no tienen nombres!</text:span></text:p>
        </text:list-item>
        <text:list-item>
          <text:p text:style-name="P78">Luce muy incompleto, no hay una guía</text:p>
          <text:p text:style-name="P61"/>
        </text:list-item>
      </text:list>
      <text:p text:style-name="P16"/>
      <text:p text:style-name="P21">Miguel:</text:p>
      <text:list xml:id="list2866372830" text:style-name="L8">
        <text:list-item>
          <text:p text:style-name="P83">Poco uso de markdown, solo al inicio</text:p>
        </text:list-item>
        <text:list-item>
          <text:p text:style-name="P83">Los comentarios son para el código, no para transmitir el análisis</text:p>
        </text:list-item>
        <text:list-item>
          <text:p text:style-name="P51"><text:soft-page-break/>Faltan más comentarios, <text:span text:style-name="T7">tanto </text:span>sobre el objetivo y significado de las variables, operaciones, etc, <text:span text:style-name="T7">como de las variables de entrada y salida a cada una de las funciones</text:span></text:p>
        </text:list-item>
        <text:list-item>
          <text:p text:style-name="P62">Faltó definir I, S, M, etc. <text:span text:style-name="T2">de modo que uno vuelva a abrir esto en 2 años y entienda. Así como está esta tarea se la va a llevar el viento en cuestión de meses.</text:span></text:p>
        </text:list-item>
        <text:list-item>
          <text:p text:style-name="P79">La presentación está <text:span text:style-name="T9">mínimamente bien</text:span>, pero se puede mejorar bastante haciendo más uso de markdown, para introducir los experimentos con títulos, por ejemplo</text:p>
        </text:list-item>
        <text:list-item>
          <text:p text:style-name="P41"><text:span text:style-name="T4">Idealmente </text:span>citar <text:span text:style-name="T4">alguna referencia, para ubicar al lector y despejar cualquier duda si se está presentando trabajo original o una exploración de trabajo existente</text:span></text:p>
        </text:list-item>
        <text:list-item>
          <text:p text:style-name="P83">No hay descripción de los experimentos, va demasiado directo al grano y esa no es la construcción lógica y sólida de las ideas científicas. Primero dice que va a hacer, cómo, presenta los resultados, y luego los discute</text:p>
        </text:list-item>
        <text:list-item>
          <text:p text:style-name="P62">Los gráficos son <text:span text:style-name="T9">aceptables </text:span>pero <text:span text:style-name="T9">hay que </text:span>mejorar bastante; mucha línea gruesa y faltan informaciones importantes: en el mismo gráfico se pueden indicar, gamma, beta, etc, <text:span text:style-name="T8">los ejes no tienen nombres!</text:span></text:p>
        </text:list-item>
        <text:list-item>
          <text:p text:style-name="P51">Faltó el experimento numérico, de garantizar que las derivadas están siendo correctamente calculadas con ese paso delta_t</text:p>
        </text:list-item>
      </text:list>
      <text:p text:style-name="P16"/>
      <text:p text:style-name="P21">Sergio:</text:p>
      <text:list xml:id="list1530004959" text:style-name="L9">
        <text:list-item>
          <text:p text:style-name="P84">La descripción inicial está OK, pero i<text:span text:style-name="T4">dealmente citar alguna referencia, para ubicar al lector y despejar cualquier duda si se está presentando trabajo original o una exploración de trabajo existente</text:span></text:p>
        </text:list-item>
        <text:list-item>
          <text:p text:style-name="P84">Poco uso de markdown, solo al inicio, <text:span text:style-name="T8">se <text:s/></text:span>debe <text:span text:style-name="T8">mejorar bastante </text:span>para mejorar la presentación del trabajo<text:span text:style-name="T8">, </text:span>por ejemplo<text:span text:style-name="T8"> para introducir los experimentos con títulos, </text:span>negrita, numeración, etc.</text:p>
        </text:list-item>
        <text:list-item>
          <text:p text:style-name="P63">Los gráficos <text:span text:style-name="T9">están OK </text:span>pero <text:span text:style-name="T9">se debn </text:span>mejorar <text:span text:style-name="T9">incluyendo </text:span>informaciones importantes <text:span text:style-name="T9">como el </text:span>gamma, beta, etc.</text:p>
        </text:list-item>
        <text:list-item>
          <text:p text:style-name="P84">Bien por comentar los resultados, pero primeramente se deben describir los experimentos, antes incluso de ir ya presentando los gráficos con los resultados!</text:p>
        </text:list-item>
        <text:list-item>
          <text:p text:style-name="P52">Faltó el experimento numérico, de garantizar que las derivadas están siendo correctamente calculadas con ese paso delta_t</text:p>
        </text:list-item>
        <text:list-item>
          <text:p text:style-name="P80">Hay que separar los bloques de código en módulos, <text:span text:style-name="T5">así si hay un error es más fácil de rastrear y corregir, y el código es más legible</text:span></text:p>
        </text:list-item>
        <text:list-item>
          <text:p text:style-name="P84">Hay algunos comentarios pero se deben aumentar, explicando <text:span text:style-name="T2">el objetivo y significado de las variables, operaciones, etc, </text:span>así<text:span text:style-name="T2"> como las variables de entrada y salida a cada una de las funciones</text:span></text:p>
        </text:list-item>
        <text:list-item>
          <text:p text:style-name="P84">Se recomienda limitar las líneas a 80 caracteres</text:p>
        </text:list-item>
      </text:list>
      <text:p text:style-name="P16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1"><text:soft-page-break/>::::::::::::::::::::::::::::::::::::::::::::::::::::::::::::::::::::::::::::::::::::::::::::::::::::::::::::::::::::::</text:p>
      <text:p text:style-name="P1"/>
      <text:p text:style-name="P29">TAREA #<text:span text:style-name="T10">3</text:span> – <text:span text:style-name="T10">JUEGO DE LA VIDA P1</text:span></text:p>
      <text:p text:style-name="P6"/>
      <text:p text:style-name="P23">Carlos:</text:p>
      <text:list xml:id="list4905020789054" text:continue-list="list279575523" text:style-name="L2">
        <text:list-item>
          <text:p text:style-name="P100">Hay un pdf, pero extremamente resumido, no contextualiza</text:p>
        </text:list-item>
        <text:list-item>
          <text:p text:style-name="P100">Pero bien por describir la estrategia de solución, aunque se puede mejorar un poco esa descripción</text:p>
        </text:list-item>
        <text:list-item>
          <text:p text:style-name="P100">El pdf no contiene resultados ni exploración/discusión de los mismos</text:p>
        </text:list-item>
        <text:list-item>
          <text:p text:style-name="P101">El notebook está muy bien organizado y presentado</text:p>
        </text:list-item>
        <text:list-item>
          <text:p text:style-name="P102">El código está segmentado en bloques, bien, pero faltan más comentarios para entender lo que está haciendo en cada paso</text:p>
        </text:list-item>
        <text:list-item>
          <text:p text:style-name="P101">Bacana la exploración de las figuras periódicas y de los gráficos adicionales</text:p>
        </text:list-item>
        <text:list-item>
          <text:p text:style-name="P101">Sospecho que el if dentro del while dentro del while puede ser optimizando proyectando desde la naturaleza vectorizada de numpy, pensar en ello</text:p>
          <text:p text:style-name="P3"/>
        </text:list-item>
      </text:list>
      <text:p text:style-name="P27">Gustavo</text:p>
      <text:list xml:id="list74174374" text:style-name="L11">
        <text:list-item>
          <text:p text:style-name="P90">Falto el pdf condensando la entrega. <text:span text:style-name="T13">Compensa la descripción hecha en el propio notebook, pero para la próxima mejor separar.</text:span></text:p>
        </text:list-item>
        <text:list-item>
          <text:p text:style-name="P99">Muy bien por explicar la estrategia de solución al comienzo, para entender qué vamos a encontrar</text:p>
        </text:list-item>
        <text:list-item>
          <text:p text:style-name="P99">Súper interesante la propuesta, mucho contenido original</text:p>
        </text:list-item>
        <text:list-item>
          <text:p text:style-name="P99">Hay que separa el código en celdas</text:p>
        </text:list-item>
        <text:list-item>
          <text:p text:style-name="P99">Hay comentarios, OK, pero faltan docstrings para las funciones indicando qué hace y las variables de entrada y salida</text:p>
        </text:list-item>
        <text:list-item>
          <text:p text:style-name="P99">Vale la pena agregar las instrucciones para instalar pygame ya que no es una biblioteca estándar</text:p>
        </text:list-item>
        <text:list-item>
          <text:p text:style-name="P90"><text:span text:style-name="T13">F</text:span>altó una comentada final <text:span text:style-name="T13">explorando los resultados,</text:span>qué observó, qué tipos de cosas suceden, etc.</text:p>
          <text:p text:style-name="P18"/>
        </text:list-item>
      </text:list>
      <text:p text:style-name="P22">Jesus</text:p>
      <text:list xml:id="list49615821" text:style-name="L12">
        <text:list-item>
          <text:p text:style-name="P96">Muy bien por el pdf, sintetizado, claro e interesante</text:p>
        </text:list-item>
        <text:list-item>
          <text:p text:style-name="P96">El código es legible y bien separado en celdas/módulos</text:p>
        </text:list-item>
        <text:list-item>
          <text:p text:style-name="P98">Bien, una solución efectiva, sintetizado y bien presentado</text:p>
        </text:list-item>
        <text:list-item>
          <text:p text:style-name="P98">Solo faltó explorar más los resultados extrayendo y presentando cantidades adicionales con otro tipo de gráficos como se había sugerido, por ejemplo</text:p>
          <text:p text:style-name="P12"/>
        </text:list-item>
      </text:list>
      <text:p text:style-name="P17"/>
      <text:p text:style-name="P22">Juan Manuel:</text:p>
      <text:list xml:id="list254049765" text:style-name="L14">
        <text:list-item>
          <text:p text:style-name="P95">Se le olvidó borrar el material que no pertenecía a la entrega (p.ej Game.py~)</text:p>
        </text:list-item>
        <text:list-item>
          <text:p text:style-name="P95">Muy bien por el pdf, sintetizado, claro e interesante</text:p>
        </text:list-item>
        <text:list-item>
          <text:p text:style-name="P95">El código es legible y bien separado en celdas/módulos</text:p>
        </text:list-item>
        <text:list-item>
          <text:p text:style-name="P95">Ese if dentro de if dentro de for dentro de while… seguro que se puede optimizar, <text:s/><text:span text:style-name="T11">hay que interiorizar la naturaleza vectorial de numpy</text:span></text:p>
        </text:list-item>
        <text:list-item>
          <text:p text:style-name="P97">Hay docstrings al inicio de las funciones, pero faltan comentarios a lo largo del código para entender lo que está pasando, el significado de las variables, el por qué de las operaciones, etc.</text:p>
        </text:list-item>
      </text:list>
      <text:p text:style-name="P6"/>
      <text:p text:style-name="P24">Mateo:</text:p>
      <text:list xml:id="list3415746552" text:style-name="L15">
        <text:list-item>
          <text:p text:style-name="P93">La presentación <text:span text:style-name="T12">es pobre</text:span>, para eso está el markdown</text:p>
        </text:list-item>
        <text:list-item>
          <text:p text:style-name="P93">Referencias? La descripción es demasiado corta, no contextualiza suficiente</text:p>
        </text:list-item>
        <text:list-item>
          <text:p text:style-name="P94"><text:soft-page-break/>OK, hay abundantes comentarios pero aun es un código ilegible, demasiado denso</text:p>
        </text:list-item>
        <text:list-item>
          <text:p text:style-name="P93">Este código hay que segmentarlo en piezas lógicas y programarlas a través de funciones, de forma modular y en celdas distintas</text:p>
        </text:list-item>
        <text:list-item>
          <text:p text:style-name="P94">Veo muchos loops for, presiento que al menos algunos se pueden omitir, <text:span text:style-name="T11">hay que interiorizar la naturaleza vectorial de numpy, </text:span>pero así como está el código no es muy provocativo tratar de entenderlo</text:p>
        </text:list-item>
        <text:list-item>
          <text:p text:style-name="P94">Puede comenzar por hacer una descripción clara y ojalá gráfica de la estrategia de solución, para saber qué va a encontrar uno</text:p>
        </text:list-item>
        <text:list-item>
          <text:p text:style-name="P89">las líneas no deben superar 80 caracteres</text:p>
        </text:list-item>
        <text:list-item>
          <text:p text:style-name="P89">Falto el pdf condensando la entrega</text:p>
        </text:list-item>
        <text:list-item>
          <text:p text:style-name="P89">Y faltó una comentada final, sobre qué observó, qué tipos de cosas suceden, etc.</text:p>
          <text:p text:style-name="P64"/>
        </text:list-item>
      </text:list>
      <text:p text:style-name="P17"><text:span text:style-name="T3">Miguel:</text:span></text:p>
      <text:list xml:id="list1994053089" text:style-name="L16">
        <text:list-item>
          <text:p text:style-name="P92">La presentación, para eso está el markdown, ni su nombre le puso</text:p>
        </text:list-item>
        <text:list-item>
          <text:p text:style-name="P92">Referencias? La descripción es demasiado corta, no contextualiza suficiente</text:p>
        </text:list-item>
        <text:list-item>
          <text:p text:style-name="P92">if dentro de if dentro de for dentro de for. Definitivamente hay que interiorizar *mucho* la naturaleza vectorial de numpy</text:p>
        </text:list-item>
        <text:list-item>
          <text:p text:style-name="P92">Y ese código no está comentado, no está ni descrita la estrategia de solución, ni comentados los pasos para entender qué está pasando.</text:p>
        </text:list-item>
        <text:list-item>
          <text:p text:style-name="P92">Este código hay que segmentarlo en piezas lógicas y programarlas a través de funciones, de forma modular y en celdas distintas, así es imposible de seguir y terrible para debuggar</text:p>
        </text:list-item>
        <text:list-item>
          <text:p text:style-name="P92">Hay un gráfico final que parece interesante pero sin ningún contexto</text:p>
        </text:list-item>
        <text:list-item>
          <text:p text:style-name="P88">Falto el pdf condensando la entrega</text:p>
        </text:list-item>
        <text:list-item>
          <text:p text:style-name="P88">Y faltó una comentada final, sobre qué observó, qué tipos de cosas suceden, etc.</text:p>
        </text:list-item>
      </text:list>
      <text:p text:style-name="P17"/>
      <text:p text:style-name="P22">Sergio:</text:p>
      <text:list xml:id="list2630933137" text:style-name="L17">
        <text:list-item>
          <text:p text:style-name="P87">Me gustaron los comentarios iniciales y la introducción de sus suposiciones, o mejor dicho, el tratamiento que dará a los datos, justificando</text:p>
        </text:list-item>
        <text:list-item>
          <text:p text:style-name="P87">Pero faltó la presentación inicial del juego, un contexto, aunque bien por el link</text:p>
        </text:list-item>
        <text:list-item>
          <text:p text:style-name="P87">Los bordes se pueden hacer 0 en 4 líneas sin ningun for !!!!</text:p>
        </text:list-item>
        <text:list-item>
          <text:p text:style-name="P87">Separar los bloques</text:p>
        </text:list-item>
        <text:list-item>
          <text:p text:style-name="P87">Abundantes comentarios, bien. Ojo, las líneas no deben superar 80 caracteres</text:p>
        </text:list-item>
        <text:list-item>
          <text:p text:style-name="P87">Sería genial una descripción gráfica al inicio, de cuáles son las operaciones que se evaluarán</text:p>
        </text:list-item>
        <text:list-item>
          <text:p text:style-name="P87">Falto el pdf condensando la entrega</text:p>
        </text:list-item>
        <text:list-item>
          <text:p text:style-name="P87">Y faltó una comentada final, sobre qué observó, qué tipos de cosas suceden, etc.</text:p>
        </text:list-item>
      </text:list>
      <text:p text:style-name="P17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::::::::::::::::::::::::::::::::::::::::::::::::::::::::::::::::::::::::::::::::::::::::::::::::::::::::::::::::::::::</text:p>
      <text:p text:style-name="P14"/>
      <text:p text:style-name="P29">TAREA #<text:span text:style-name="T10">2</text:span> – <text:span text:style-name="T10">VISUALIZACION</text:span></text:p>
      <text:p text:style-name="P6"/>
      <text:p text:style-name="P23">Carlos:</text:p>
      <text:list xml:id="list4905523531660" text:continue-list="list4905020789054" text:style-name="L2">
        <text:list-item>
          <text:p text:style-name="P44"/>
          <text:p text:style-name="P3"/>
        </text:list-item>
      </text:list>
      <text:p text:style-name="P27">Gustavo</text:p>
      <text:list xml:id="list2944211717" text:style-name="L19">
        <text:list-item>
          <text:p text:style-name="P53"/>
          <text:p text:style-name="P19"/>
        </text:list-item>
      </text:list>
      <text:p text:style-name="P22">Jesus</text:p>
      <text:list xml:id="list1431450285" text:style-name="L20">
        <text:list-item>
          <text:p text:style-name="P65"/>
          <text:p text:style-name="P7"/>
        </text:list-item>
      </text:list>
      <text:p text:style-name="P10">Jorge:</text:p>
      <text:list xml:id="list1831942113" text:style-name="L21">
        <text:list-item>
          <text:p text:style-name="P73"/>
        </text:list-item>
      </text:list>
      <text:p text:style-name="P17"/>
      <text:p text:style-name="P22">Juan Manuel:</text:p>
      <text:list xml:id="list785164056" text:style-name="L22">
        <text:list-item>
          <text:p text:style-name="P76"/>
        </text:list-item>
      </text:list>
      <text:p text:style-name="P6"/>
      <text:p text:style-name="P24">Mateo:</text:p>
      <text:list xml:id="list659140991" text:style-name="L23">
        <text:list-item>
          <text:p text:style-name="P81"/>
          <text:p text:style-name="P66"/>
        </text:list-item>
      </text:list>
      <text:p text:style-name="P17"><text:span text:style-name="T3">Miguel:</text:span></text:p>
      <text:list xml:id="list1944102055" text:style-name="L24">
        <text:list-item>
          <text:p text:style-name="P54"/>
        </text:list-item>
      </text:list>
      <text:p text:style-name="P17"/>
      <text:p text:style-name="P22">Sergio:</text:p>
      <text:list xml:id="list100386633" text:style-name="L25">
        <text:list-item>
          <text:p text:style-name="P85"/>
        </text:list-item>
      </text:list>
      <text:p text:style-name="P1"/>
      <text:p text:style-name="P14">::::::::::::::::::::::::::::::::::::::::::::::::::::::::::::::::::::::::::::::::::::::::::::::::::::::::::::::::::::::</text:p>
      <text:p text:style-name="P14"/>
      <text:p text:style-name="P29">TAREA #<text:span text:style-name="T10">4</text:span> – <text:span text:style-name="T10">EXPOSICIONES</text:span></text:p>
      <text:p text:style-name="P6"/>
      <text:p text:style-name="P23">Carlos:</text:p>
      <text:list xml:id="list4906019887040" text:continue-list="list4905523531660" text:style-name="L2">
        <text:list-item>
          <text:p text:style-name="P44"/>
          <text:p text:style-name="P3"/>
        </text:list-item>
      </text:list>
      <text:p text:style-name="P27">Gustavo</text:p>
      <text:list xml:id="list2949684663" text:style-name="L26">
        <text:list-item>
          <text:p text:style-name="P55"/>
          <text:p text:style-name="P20"/>
        </text:list-item>
      </text:list>
      <text:p text:style-name="P22">Jesus</text:p>
      <text:list xml:id="list2488757189" text:style-name="L27">
        <text:list-item>
          <text:p text:style-name="P67"/>
          <text:p text:style-name="P8"/>
        </text:list-item>
      </text:list>
      <text:p text:style-name="P10">Jorge:</text:p>
      <text:list xml:id="list4293902773" text:style-name="L28">
        <text:list-item>
          <text:p text:style-name="P74"/>
        </text:list-item>
      </text:list>
      <text:p text:style-name="P17"/>
      <text:p text:style-name="P22">Juan Manuel:</text:p>
      <text:list xml:id="list4214980212" text:style-name="L29">
        <text:list-item>
          <text:p text:style-name="P77"/>
        </text:list-item>
      </text:list>
      <text:p text:style-name="P6"/>
      <text:p text:style-name="P24">Mateo:</text:p>
      <text:list xml:id="list3592559182" text:style-name="L30">
        <text:list-item>
          <text:p text:style-name="P82"/>
          <text:p text:style-name="P68"><text:soft-page-break/></text:p>
        </text:list-item>
      </text:list>
      <text:p text:style-name="P17"><text:span text:style-name="T3">Miguel:</text:span></text:p>
      <text:list xml:id="list450538298" text:style-name="L31">
        <text:list-item>
          <text:p text:style-name="P56"/>
        </text:list-item>
      </text:list>
      <text:p text:style-name="P17"/>
      <text:p text:style-name="P22">Sergio:</text:p>
      <text:list xml:id="list1612590902" text:style-name="L32">
        <text:list-item>
          <text:p text:style-name="P86"/>
        </text:list-item>
      </text:list>
      <text:p text:style-name="P1"/>
      <text:p text:style-name="P1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LabGrotesque" svg:font-family="LabGrotesque, Helvetica, Arial, sans-serif"/>
    <style:font-face style:name="Lohit Devanagari1" svg:font-family="'Lohit Devanagari'"/>
    <style:font-face style:name="Merriweather" svg:font-family="Merriweather, Georgia, serif"/>
    <style:font-face style:name="Open Sans" svg:font-family="'Open Sans'"/>
    <style:font-face style:name="Proxima Nova" svg:font-family="'Proxima Nova'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7:38:39.197357012</meta:creation-date>
    <dc:date>2020-05-27T00:49:04.795458799</dc:date>
    <meta:editing-duration>PT3H34M49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8" meta:paragraph-count="207" meta:word-count="2625" meta:character-count="15414" meta:non-whitespace-character-count="13124"/>
  </office:meta>
</office:document-meta>
</file>